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3"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2"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style:min-row-height="0.138cm" fo:keep-together="auto"/>
    </style:style>
    <style:style style:name="Table1.A30"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officeooo:rsid="44940315" officeooo:paragraph-rsid="44940315"/>
    </style:style>
    <style:style style:name="P3" style:family="paragraph" style:parent-style-name="Text_20_body">
      <style:text-properties officeooo:rsid="449e140f" officeooo:paragraph-rsid="449e140f"/>
    </style:style>
    <style:style style:name="P4" style:family="paragraph" style:parent-style-name="Text_20_body">
      <style:text-properties style:use-window-font-color="true" style:font-name="Georgia" fo:font-size="10pt" fo:letter-spacing="0.004cm" fo:language="cs" fo:country="CZ" fo:font-style="normal" officeooo:rsid="44ac9524" officeooo:paragraph-rsid="44b44e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5" style:family="paragraph" style:parent-style-name="Text_20_body">
      <style:text-properties style:use-window-font-color="true" style:font-name="Georgia" fo:font-size="10pt" fo:letter-spacing="0.004cm" fo:language="cs" fo:country="CZ" fo:font-style="normal" officeooo:rsid="44b7307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6" style:family="paragraph" style:parent-style-name="Text_20_body">
      <style:text-properties style:use-window-font-color="true" style:font-name="Georgia" fo:font-size="10pt" fo:letter-spacing="0.004cm" fo:language="cs" fo:country="CZ" fo:font-style="normal" officeooo:rsid="44d9d64c" officeooo:paragraph-rsid="44d9d64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3eb2e6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a17f07" officeooo:paragraph-rsid="4505657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4c91822" officeooo:paragraph-rsid="44c9182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0" style:family="paragraph" style:parent-style-name="Text_20_body">
      <style:text-properties officeooo:rsid="44abd523" officeooo:paragraph-rsid="44abd523"/>
    </style:style>
    <style:style style:name="P11" style:family="paragraph" style:parent-style-name="Text_20_body">
      <style:text-properties officeooo:rsid="44ac9524" officeooo:paragraph-rsid="44ac9524"/>
    </style:style>
    <style:style style:name="P12" style:family="paragraph" style:parent-style-name="Text_20_body">
      <style:text-properties officeooo:rsid="44ae9938" officeooo:paragraph-rsid="44ae9938"/>
    </style:style>
    <style:style style:name="P13" style:family="paragraph" style:parent-style-name="Text_20_body">
      <style:text-properties officeooo:rsid="44b0ecb3" officeooo:paragraph-rsid="452eaa7c"/>
    </style:style>
    <style:style style:name="P14" style:family="paragraph" style:parent-style-name="Text_20_body">
      <style:text-properties officeooo:rsid="448b8cbd" officeooo:paragraph-rsid="448b8cbd"/>
    </style:style>
    <style:style style:name="P15" style:family="paragraph" style:parent-style-name="Text_20_body">
      <style:text-properties officeooo:rsid="44bf46b9" officeooo:paragraph-rsid="44bf46b9"/>
    </style:style>
    <style:style style:name="P16" style:family="paragraph" style:parent-style-name="Text_20_body">
      <style:text-properties officeooo:rsid="44c17ef9" officeooo:paragraph-rsid="44c17ef9"/>
    </style:style>
    <style:style style:name="P17" style:family="paragraph" style:parent-style-name="Text_20_body">
      <style:text-properties officeooo:rsid="44df5743" officeooo:paragraph-rsid="44df5743"/>
    </style:style>
    <style:style style:name="P18" style:family="paragraph" style:parent-style-name="Text_20_body">
      <style:text-properties officeooo:rsid="44eda4c9" officeooo:paragraph-rsid="44eda4c9"/>
    </style:style>
    <style:style style:name="P19" style:family="paragraph" style:parent-style-name="Text_20_body">
      <style:text-properties officeooo:rsid="44f4a3d6" officeooo:paragraph-rsid="44f4a3d6"/>
    </style:style>
    <style:style style:name="P20" style:family="paragraph" style:parent-style-name="Text_20_body">
      <style:text-properties officeooo:rsid="44ff6856" officeooo:paragraph-rsid="451409c4"/>
    </style:style>
    <style:style style:name="P21" style:family="paragraph" style:parent-style-name="Text_20_body">
      <style:text-properties officeooo:paragraph-rsid="45056573"/>
    </style:style>
    <style:style style:name="P22" style:family="paragraph" style:parent-style-name="Text_20_body">
      <style:text-properties officeooo:rsid="4514d6e9" officeooo:paragraph-rsid="4514d6e9"/>
    </style:style>
    <style:style style:name="P23" style:family="paragraph" style:parent-style-name="Text_20_body">
      <style:text-properties officeooo:rsid="44ec1f8c" officeooo:paragraph-rsid="4515bf87"/>
    </style:style>
    <style:style style:name="P24" style:family="paragraph" style:parent-style-name="Text_20_body">
      <style:text-properties officeooo:rsid="44e8f1bc" officeooo:paragraph-rsid="45197c0c"/>
    </style:style>
    <style:style style:name="P25" style:family="paragraph" style:parent-style-name="Text_20_body">
      <style:text-properties officeooo:rsid="44e312f8" officeooo:paragraph-rsid="45197c0c"/>
    </style:style>
    <style:style style:name="P26" style:family="paragraph" style:parent-style-name="Text_20_body">
      <style:text-properties officeooo:rsid="451afc3a" officeooo:paragraph-rsid="451afc3a"/>
    </style:style>
    <style:style style:name="P27" style:family="paragraph" style:parent-style-name="Text_20_body">
      <style:text-properties officeooo:rsid="452c8abd" officeooo:paragraph-rsid="452c8abd"/>
    </style:style>
    <style:style style:name="P28" style:family="paragraph" style:parent-style-name="Text_20_body">
      <style:text-properties fo:font-style="normal" officeooo:rsid="44e8f1bc" officeooo:paragraph-rsid="44e8f1bc" style:font-style-asian="normal" style:font-style-complex="normal"/>
    </style:style>
    <style:style style:name="P29" style:family="paragraph" style:parent-style-name="Text_20_body">
      <style:text-properties officeooo:rsid="44cd4b51" officeooo:paragraph-rsid="452eaa7c"/>
    </style:style>
    <style:style style:name="P30" style:family="paragraph" style:parent-style-name="Table_20_Contents">
      <style:paragraph-properties fo:text-align="center" style:justify-single-word="false"/>
      <style:text-properties officeooo:rsid="439c3be6" officeooo:paragraph-rsid="439c3be6"/>
    </style:style>
    <style:style style:name="P31" style:family="paragraph" style:parent-style-name="Table_20_Contents">
      <style:text-properties officeooo:rsid="448919b3" officeooo:paragraph-rsid="448919b3"/>
    </style:style>
    <style:style style:name="P32" style:family="paragraph" style:parent-style-name="Table_20_Contents">
      <style:paragraph-properties fo:text-align="center" style:justify-single-word="false"/>
      <style:text-properties officeooo:rsid="44a34d0c" officeooo:paragraph-rsid="44a34d0c"/>
    </style:style>
    <style:style style:name="P33" style:family="paragraph" style:parent-style-name="Table_20_Contents">
      <style:paragraph-properties fo:text-align="center" style:justify-single-word="false"/>
      <style:text-properties officeooo:rsid="44a34d0c" officeooo:paragraph-rsid="44a69c30"/>
    </style:style>
    <style:style style:name="P34" style:family="paragraph" style:parent-style-name="Table_20_Contents">
      <style:text-properties officeooo:rsid="44a34d0c" officeooo:paragraph-rsid="454daf5d"/>
    </style:style>
    <style:style style:name="P35" style:family="paragraph" style:parent-style-name="Table_20_Contents">
      <style:text-properties officeooo:rsid="44a848c5" officeooo:paragraph-rsid="44a848c5"/>
    </style:style>
    <style:style style:name="P36" style:family="paragraph" style:parent-style-name="Table_20_Contents">
      <style:paragraph-properties fo:text-align="center" style:justify-single-word="false"/>
      <style:text-properties officeooo:rsid="44a848c5" officeooo:paragraph-rsid="44a848c5"/>
    </style:style>
    <style:style style:name="P37" style:family="paragraph" style:parent-style-name="Table_20_Contents">
      <style:text-properties officeooo:rsid="44904c9b" officeooo:paragraph-rsid="44904c9b"/>
    </style:style>
    <style:style style:name="P38" style:family="paragraph" style:parent-style-name="Table_20_Contents">
      <style:text-properties officeooo:rsid="44b7a7fb" officeooo:paragraph-rsid="44b7a7fb"/>
    </style:style>
    <style:style style:name="P39" style:family="paragraph" style:parent-style-name="Table_20_Contents">
      <style:paragraph-properties fo:text-align="center" style:justify-single-word="false"/>
      <style:text-properties officeooo:rsid="44b7a7fb" officeooo:paragraph-rsid="44b7a7fb"/>
    </style:style>
    <style:style style:name="P40" style:family="paragraph" style:parent-style-name="Table_20_Contents">
      <style:text-properties officeooo:rsid="44b7a7fb" officeooo:paragraph-rsid="44b90de9"/>
    </style:style>
    <style:style style:name="P41" style:family="paragraph" style:parent-style-name="Table_20_Contents">
      <style:text-properties officeooo:rsid="449a9106" officeooo:paragraph-rsid="449a9106"/>
    </style:style>
    <style:style style:name="P42" style:family="paragraph" style:parent-style-name="Table_20_Contents">
      <style:paragraph-properties fo:text-align="center" style:justify-single-word="false"/>
      <style:text-properties officeooo:rsid="44a004ce" officeooo:paragraph-rsid="44a004ce"/>
    </style:style>
    <style:style style:name="P43" style:family="paragraph" style:parent-style-name="Záhlaví_20_tabulky">
      <style:text-properties officeooo:rsid="448919b3" officeooo:paragraph-rsid="448919b3"/>
    </style:style>
    <style:style style:name="P44" style:family="paragraph" style:parent-style-name="Záhlaví_20_tabulky">
      <style:text-properties officeooo:rsid="448919b3" officeooo:paragraph-rsid="44baebac"/>
    </style:style>
    <style:style style:name="P45" style:family="paragraph" style:parent-style-name="Záhlaví_20_tabulky">
      <style:text-properties officeooo:rsid="44904c9b" officeooo:paragraph-rsid="44904c9b"/>
    </style:style>
    <style:style style:name="P46" style:family="paragraph" style:parent-style-name="Záhlaví_20_tabulky">
      <style:text-properties officeooo:rsid="44b7a7fb" officeooo:paragraph-rsid="44b7a7fb"/>
    </style:style>
    <style:style style:name="P47" style:family="paragraph" style:parent-style-name="Text_20_body">
      <style:paragraph-properties fo:margin-left="1.249cm" fo:margin-right="0cm" fo:text-indent="0cm" style:auto-text-indent="false"/>
      <style:text-properties officeooo:rsid="448b8cbd" officeooo:paragraph-rsid="448b8cbd"/>
    </style:style>
    <style:style style:name="P48" style:family="paragraph" style:parent-style-name="Text_20_body">
      <style:paragraph-properties fo:margin-left="1.249cm" fo:margin-right="0cm" fo:text-indent="0cm" style:auto-text-indent="false"/>
      <style:text-properties officeooo:rsid="448cca06" officeooo:paragraph-rsid="449245b3"/>
    </style:style>
    <style:style style:name="P49" style:family="paragraph" style:parent-style-name="Example">
      <style:text-properties officeooo:rsid="44fdf49b" officeooo:paragraph-rsid="45299022"/>
    </style:style>
    <style:style style:name="P50" style:family="paragraph" style:parent-style-name="Example">
      <style:text-properties officeooo:paragraph-rsid="452460c5"/>
    </style:style>
    <style:style style:name="P51" style:family="paragraph" style:parent-style-name="Table_20_Heading">
      <style:text-properties officeooo:paragraph-rsid="44c8e11c"/>
    </style:style>
    <style:style style:name="P52" style:family="paragraph" style:parent-style-name="Heading_20_1">
      <style:text-properties officeooo:paragraph-rsid="453415a1"/>
    </style:style>
    <style:style style:name="P53" style:family="paragraph" style:parent-style-name="Heading_20_1" style:master-page-name="Standard">
      <style:paragraph-properties style:page-number="auto"/>
      <style:text-properties officeooo:rsid="448664dc" officeooo:paragraph-rsid="448664dc"/>
    </style:style>
    <style:style style:name="P54" style:family="paragraph" style:parent-style-name="Heading_20_2">
      <style:text-properties officeooo:rsid="44eda4c9" officeooo:paragraph-rsid="44eda4c9"/>
    </style:style>
    <style:style style:name="P55" style:family="paragraph" style:parent-style-name="Heading_20_2">
      <style:text-properties officeooo:rsid="452eaa7c"/>
    </style:style>
    <style:style style:name="P56" style:family="paragraph" style:parent-style-name="Heading_20_2">
      <style:text-properties officeooo:paragraph-rsid="452eaa7c"/>
    </style:style>
    <style:style style:name="P57" style:family="paragraph" style:parent-style-name="Heading_20_3">
      <style:text-properties officeooo:paragraph-rsid="4515bf87"/>
    </style:style>
    <style:style style:name="P58" style:family="paragraph" style:parent-style-name="Heading_20_3">
      <style:text-properties officeooo:paragraph-rsid="45197c0c"/>
    </style:style>
    <style:style style:name="P59" style:family="paragraph" style:parent-style-name="Heading_20_3">
      <style:text-properties officeooo:paragraph-rsid="44bf46b9"/>
    </style:style>
    <style:style style:name="P60" style:family="paragraph" style:parent-style-name="Heading_20_3">
      <style:text-properties officeooo:rsid="448b8cbd" officeooo:paragraph-rsid="448b8cbd"/>
    </style:style>
    <style:style style:name="P61" style:family="paragraph" style:parent-style-name="Text_20_body" style:list-style-name="L1">
      <style:text-properties officeooo:rsid="44d8283d" officeooo:paragraph-rsid="44d8283d"/>
    </style:style>
    <style:style style:name="P62" style:family="paragraph" style:parent-style-name="Text_20_body" style:list-style-name="L1">
      <style:text-properties officeooo:rsid="44c145ff" officeooo:paragraph-rsid="44c145ff"/>
    </style:style>
    <style:style style:name="P63" style:family="paragraph" style:parent-style-name="Text_20_body" style:list-style-name="L1">
      <style:text-properties officeooo:rsid="44c17ef9" officeooo:paragraph-rsid="44c17ef9"/>
    </style:style>
    <style:style style:name="P64" style:family="paragraph" style:parent-style-name="Text_20_body" style:list-style-name="L1">
      <style:text-properties officeooo:rsid="44d82b0f" officeooo:paragraph-rsid="44d82b0f"/>
    </style:style>
    <style:style style:name="P65" style:family="paragraph" style:parent-style-name="Text_20_body" style:list-style-name="L2">
      <style:text-properties style:use-window-font-color="true" style:font-name="Georgia" fo:font-size="10pt" fo:letter-spacing="0.004cm" fo:language="cs" fo:country="CZ" fo:font-style="normal" officeooo:rsid="44b65a40" officeooo:paragraph-rsid="44bf46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66" style:family="paragraph" style:parent-style-name="Text_20_body" style:list-style-name="L3">
      <style:text-properties officeooo:rsid="453560c0" officeooo:paragraph-rsid="453560c0"/>
    </style:style>
    <style:style style:name="P67" style:family="paragraph" style:parent-style-name="Text_20_body" style:list-style-name="L3">
      <style:text-properties officeooo:rsid="448034da" officeooo:paragraph-rsid="453415a1"/>
    </style:style>
    <style:style style:name="P68" style:family="paragraph" style:parent-style-name="Text_20_body" style:list-style-name="L3">
      <style:text-properties officeooo:rsid="4536cc23" officeooo:paragraph-rsid="4536cc23"/>
    </style:style>
    <style:style style:name="P69" style:family="paragraph" style:parent-style-name="Text_20_body" style:list-style-name="L3">
      <style:text-properties officeooo:rsid="453763b5" officeooo:paragraph-rsid="453763b5"/>
    </style:style>
    <style:style style:name="T1" style:family="text">
      <style:text-properties style:use-window-font-color="true" style:font-name="Georgia" fo:font-size="12pt" fo:letter-spacing="0.014cm" fo:language="cs" fo:country="CZ" fo:font-style="italic" fo:font-weight="bold" officeooo:rsid="455074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2" style:family="text">
      <style:text-properties officeooo:rsid="43cca3ba"/>
    </style:style>
    <style:style style:name="T3" style:family="text">
      <style:text-properties officeooo:rsid="448a57a5"/>
    </style:style>
    <style:style style:name="T4" style:family="text">
      <style:text-properties officeooo:rsid="448c731f"/>
    </style:style>
    <style:style style:name="T5" style:family="text">
      <style:text-properties officeooo:rsid="44940315"/>
    </style:style>
    <style:style style:name="T6" style:family="text">
      <style:text-properties officeooo:rsid="44949f6b"/>
    </style:style>
    <style:style style:name="T7" style:family="text">
      <style:text-properties officeooo:rsid="4498706f"/>
    </style:style>
    <style:style style:name="T8" style:family="text">
      <style:text-properties officeooo:rsid="44a004ce"/>
    </style:style>
    <style:style style:name="T9" style:family="text">
      <style:text-properties officeooo:rsid="44a34d0c"/>
    </style:style>
    <style:style style:name="T10" style:family="text">
      <style:text-properties officeooo:rsid="44a40a4b"/>
    </style:style>
    <style:style style:name="T11" style:family="text">
      <style:text-properties officeooo:rsid="44a69c30"/>
    </style:style>
    <style:style style:name="T12" style:family="text">
      <style:text-properties officeooo:rsid="44a848c5"/>
    </style:style>
    <style:style style:name="T13" style:family="text">
      <style:text-properties officeooo:rsid="44a867bb"/>
    </style:style>
    <style:style style:name="T14" style:family="text">
      <style:text-properties officeooo:rsid="44a9553d"/>
    </style:style>
    <style:style style:name="T15" style:family="text">
      <style:text-properties officeooo:rsid="44ab2351"/>
    </style:style>
    <style:style style:name="T16" style:family="text">
      <style:text-properties officeooo:rsid="44ae2d9c"/>
    </style:style>
    <style:style style:name="T17" style:family="text">
      <style:text-properties officeooo:rsid="44b2966c"/>
    </style:style>
    <style:style style:name="T18" style:family="text">
      <style:text-properties officeooo:rsid="44b73070"/>
    </style:style>
    <style:style style:name="T19" style:family="text">
      <style:text-properties officeooo:rsid="44b7a7fb"/>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44e6c974" style:font-style-asian="normal" style:font-style-complex="normal"/>
    </style:style>
    <style:style style:name="T24" style:family="text">
      <style:text-properties fo:font-weight="normal" style:font-weight-asian="normal" style:font-weight-complex="normal"/>
    </style:style>
    <style:style style:name="T25" style:family="text">
      <style:text-properties officeooo:rsid="44b90de9"/>
    </style:style>
    <style:style style:name="T26" style:family="text">
      <style:text-properties officeooo:rsid="44baebac"/>
    </style:style>
    <style:style style:name="T27" style:family="text">
      <style:text-properties officeooo:rsid="44c17ef9"/>
    </style:style>
    <style:style style:name="T28" style:family="text">
      <style:text-properties officeooo:rsid="44c30151"/>
    </style:style>
    <style:style style:name="T29" style:family="text">
      <style:text-properties officeooo:rsid="44c67e5d"/>
    </style:style>
    <style:style style:name="T30" style:family="text">
      <style:text-properties officeooo:rsid="44cad5c3"/>
    </style:style>
    <style:style style:name="T31" style:family="text">
      <style:text-properties officeooo:rsid="44ccc0fd"/>
    </style:style>
    <style:style style:name="T32" style:family="text">
      <style:text-properties officeooo:rsid="44d8283d"/>
    </style:style>
    <style:style style:name="T33" style:family="text">
      <style:text-properties officeooo:rsid="44d90dc8"/>
    </style:style>
    <style:style style:name="T34" style:family="text">
      <style:text-properties officeooo:rsid="44d920e3"/>
    </style:style>
    <style:style style:name="T35" style:family="text">
      <style:text-properties officeooo:rsid="44d9d64c"/>
    </style:style>
    <style:style style:name="T36" style:family="text">
      <style:text-properties officeooo:rsid="44de87e5"/>
    </style:style>
    <style:style style:name="T37" style:family="text">
      <style:text-properties fo:font-style="italic" style:font-style-asian="italic" style:font-style-complex="italic"/>
    </style:style>
    <style:style style:name="T38" style:family="text">
      <style:text-properties officeooo:rsid="44e1527f"/>
    </style:style>
    <style:style style:name="T39" style:family="text">
      <style:text-properties officeooo:rsid="44e505c7"/>
    </style:style>
    <style:style style:name="T40" style:family="text">
      <style:text-properties fo:font-weight="bold" style:font-weight-asian="bold" style:font-weight-complex="bold"/>
    </style:style>
    <style:style style:name="T41" style:family="text">
      <style:text-properties officeooo:rsid="44e7e408"/>
    </style:style>
    <style:style style:name="T42" style:family="text">
      <style:text-properties officeooo:rsid="44eba2dd"/>
    </style:style>
    <style:style style:name="T43" style:family="text">
      <style:text-properties officeooo:rsid="44ee7f7c"/>
    </style:style>
    <style:style style:name="T44" style:family="text">
      <style:text-properties officeooo:rsid="44ef4ac8"/>
    </style:style>
    <style:style style:name="T45" style:family="text">
      <style:text-properties officeooo:rsid="44f09952"/>
    </style:style>
    <style:style style:name="T46" style:family="text">
      <style:text-properties officeooo:rsid="44f1b308"/>
    </style:style>
    <style:style style:name="T47" style:family="text">
      <style:text-properties officeooo:rsid="44f1bee8"/>
    </style:style>
    <style:style style:name="T48" style:family="text">
      <style:text-properties officeooo:rsid="44f66367"/>
    </style:style>
    <style:style style:name="T49" style:family="text">
      <style:text-properties officeooo:rsid="44f6c94e"/>
    </style:style>
    <style:style style:name="T50" style:family="text">
      <style:text-properties officeooo:rsid="44f9f453"/>
    </style:style>
    <style:style style:name="T51" style:family="text">
      <style:text-properties officeooo:rsid="450a5ce9"/>
    </style:style>
    <style:style style:name="T52" style:family="text">
      <style:text-properties officeooo:rsid="451168d3"/>
    </style:style>
    <style:style style:name="T53" style:family="text">
      <style:text-properties officeooo:rsid="45137ace"/>
    </style:style>
    <style:style style:name="T54" style:family="text">
      <style:text-properties officeooo:rsid="4514d6e9"/>
    </style:style>
    <style:style style:name="T55" style:family="text">
      <style:text-properties officeooo:rsid="4516cbd5"/>
    </style:style>
    <style:style style:name="T56" style:family="text">
      <style:text-properties officeooo:rsid="4518ab05"/>
    </style:style>
    <style:style style:name="T57" style:family="text">
      <style:text-properties officeooo:rsid="45197c0c"/>
    </style:style>
    <style:style style:name="T58" style:family="text">
      <style:text-properties officeooo:rsid="451d1da7"/>
    </style:style>
    <style:style style:name="T59" style:family="text">
      <style:text-properties officeooo:rsid="451ec006"/>
    </style:style>
    <style:style style:name="T60" style:family="text">
      <style:text-properties officeooo:rsid="451ecbe9"/>
    </style:style>
    <style:style style:name="T61" style:family="text">
      <style:text-properties officeooo:rsid="4520a274"/>
    </style:style>
    <style:style style:name="T62" style:family="text">
      <style:text-properties officeooo:rsid="4525ee4b"/>
    </style:style>
    <style:style style:name="T63" style:family="text">
      <style:text-properties officeooo:rsid="45299022"/>
    </style:style>
    <style:style style:name="T64" style:family="text">
      <style:text-properties officeooo:rsid="452ab8d6"/>
    </style:style>
    <style:style style:name="T65" style:family="text">
      <style:text-properties officeooo:rsid="452ce818"/>
    </style:style>
    <style:style style:name="T66" style:family="text">
      <style:text-properties officeooo:rsid="452eaa7c"/>
    </style:style>
    <style:style style:name="T67" style:family="text">
      <style:text-properties officeooo:rsid="452f9391"/>
    </style:style>
    <style:style style:name="T68" style:family="text">
      <style:text-properties officeooo:rsid="45393a79"/>
    </style:style>
    <style:style style:name="T69" style:family="text">
      <style:text-properties style:text-line-through-style="solid" style:text-line-through-type="single"/>
    </style:style>
    <style:style style:name="T70" style:family="text">
      <style:text-properties style:text-line-through-style="solid" style:text-line-through-type="single" officeooo:rsid="454e99e6"/>
    </style:style>
    <style:style style:name="T71" style:family="text">
      <style:text-properties style:text-line-through-style="solid" style:text-line-through-type="single" officeooo:rsid="454ee095"/>
    </style:style>
    <style:style style:name="T72" style:family="text">
      <style:text-properties officeooo:rsid="455074d1"/>
    </style:style>
    <style:style style:name="T73" style:family="text">
      <style:text-properties officeooo:rsid="44c8e11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Loot</text:h>
      <text:p text:style-name="P17">/<text:span text:style-name="T54">*</text:span></text:p>
      <text:p text:style-name="P22">PLAN:<text:line-break/>- na rare kouzla a rare recepty se v první verzi vykašlu. Jako loot se dají použít i recepty a kouzla v pravidech + bude to obsahem modulů.<text:line-break/>- <text:span text:style-name="T68">ne tak docela – recepty z rare surovin by v pravidlech bejt měly.</text:span></text:p>
      <text:p text:style-name="P22">*/</text:p>
      <text:p text:style-name="P17">V této kapitole si probereme, kolik by měly postavy vydělávat a za co mohou své zlaťáky utrácet.</text:p>
      <text:h text:style-name="Heading_20_2" text:outline-level="2">Zdroje příjmů</text:h>
      <text:h text:style-name="P57" text:outline-level="3">Prodej nalezených pokladů</text:h>
      <text:p text:style-name="P23">Nejčastějším zdrojem příjmů postav je prodej nalezených cenností. <text:span text:style-name="T42">Poklady nemusí být jen v podzemí. Když postavy například zlikvidují vraha, který chtěl zabít velmože, jehož mají chránit, nejspíš mu seberou jeho výbavu, což může být třeba několik vzácných magických předmětů. Kouzelné předměty si hráči většinou nechávají, nic jim ale samozřejmě nebrání je prodat.</text:span></text:p>
      <text:h text:style-name="P58" text:outline-level="3"><text:soft-page-break/>Odměn<text:span text:style-name="T57">a</text:span></text:h>
      <text:p text:style-name="P24">Dalším obvyklým zdrojem příjmů dobrodruhů jsou odměny. Pán kraje může například vypsat odměnu za hlavu nestvůry, která <text:span text:style-name="T55">vraždí</text:span> nebohé vesničany, <text:span text:style-name="T55">alchymista může shánět vzácnou surovinu, kouzelník může chtít přinést knihu ze ztraceného města, bohatý obchodník může postavy odměnit za záchranu své dcery.<text:line-break/><text:tab/>Výše odměny obvykle závisí na možnostech toho, kdo ji platí, a také na obtížnosti úkolu. Dej také pozor na to, aby zvolená částka byla vůbec pro postavy zajímavá. Můžeš to zhruba odhadnout podle jejich živobytí – když si měsíčně platí 30 zl za živobytí zemanů, tak se nejspíš za 2 zlaté nebudou chtít trmácet někam daleko do hor.</text:span></text:p>
      <text:h text:style-name="Heading_20_3" text:outline-level="3">Žold</text:h>
      <text:p text:style-name="P25">Postavy se mohou nechat najmou jako strážci karavany, ozbrojená posádka námořní lodi, jako ochranka nějakého velmože a podobně. K odhadu, kolik si tím vydělají, použij náklady <text:span text:style-name="T56">na</text:span> živobytí. <text:span text:style-name="T39">Obyčejný strážce karavany nejspíš žije jako učedník a vydělá si tedy 3 zl za měsíc. Členové elitní gardy mají příjem jako měšťané, tedy 10 zl za měsíc. Velmož, který si na svou ochranu najme proslaveného dobrodruha, mu nejspíš nabídne dost na živobytí zemana, tedy 30 zl na měsíc.</text:span></text:p>
      <text:p text:style-name="Example_20_Header">Příklad:</text:p>
      <text:p text:style-name="Example">Družina plánuje cestovat na sever.</text:p>
      <text:p text:style-name="Example"><text:span text:style-name="T40">Pavel:</text:span> „Domluvil jsem, že se můžeme přidat ke kupecké karavaně, která míří stejným směrem. Budou nás platit jako běžné zbrojnoše, tedy 3 zlaťáky na osobu za měsíc.</text:p>
      <text:p text:style-name="Example"><text:soft-page-break/><text:span text:style-name="T40">Katka:</text:span> „To zní dobře, to nám akorát pokryje náklady na živobytí. Vlastně nám ještě něco zbyde, protože si ho platíme společně. Jsme tři a cesta potrvá dva měsíce, takže celkem dostaneme 18 zlatých a za společné živobytí zaplatíme 12 zlatých.“</text:p>
      <text:p text:style-name="Example"><text:span text:style-name="T40">Pán jeskyně:</text:span> „<text:span text:style-name="T41">Ve skutečnosti to bude asi tak, že jíst budete společně s karavanou a odečtou vám to z žoldu. Ale celkově si vyděláte těch 6 zlatých, jak říkala Katka.</text:span>“</text:p>
      <text:p text:style-name="Example"><text:span text:style-name="T21">Jana:</text:span><text:span text:style-name="T22"> „Jsem pro. </text:span><text:span text:style-name="T23">Kdy vyrážíme?</text:span><text:span text:style-name="T22">“</text:span></text:p>
      <text:p text:style-name="P28">Nemusí to samozřejmě být přesně tyto částky. Vůdce karavany může klidně nabídnout trochu víc nebo míň a postavy mohou smlouvat.</text:p>
      <text:h text:style-name="Heading_20_3" text:outline-level="3">Obyčejná práce</text:h>
      <text:p text:style-name="P17">Postavy <text:span text:style-name="T56">také</text:span> mohou chtít provozovat obyčejnou, nedobrodružnou živnost. Válečník s dovedností <text:span text:style-name="T37">tesařství</text:span> může provozovat své řemeslo, alchymista může prodávat své výrobky, zloděj může loupit a podobně. Pokud to nemá žádnou souvislost s dobrodružstvím, je zbytečné to odehrávat – prostě se domluvte, že postavy stráví určitý čas prací a pokračujte tím, co se bude dít potom.<text:line-break/><text:tab/>Odhadni, jaké živobytí <text:span text:style-name="T38">si může dovolit někdo, kdo se tím živí – to bude měsíční příjem postavy, která tím tráví veškerý čas</text:span>.</text:p>
      <text:p text:style-name="Example_20_Header">Příklad:</text:p>
      <text:p text:style-name="Example">Gorondar je kovář a chce se svému řemeslu alespoň trochu věnovat. Pavel se s Pánem jeskyně domluvil, že na to bude mít asi tak týden z každého měsíce. Kovářský mistr si žije jako měšťan, takže vydělá zhruba 10 zl za měsíc. Měsíc má zhruba 4 týdny, takže za týden si Gorondar vydělá čtvrtinu této částky, tedy 2.5 zlatých.</text:p>
      <text:p text:style-name="P26"><text:soft-page-break/>Příjmy z obyčejné práce se hodí, když postavy někam cestují, nebo třeba když chcete posunout čas ve hře. <text:span text:style-name="T58">V tom případě můžete říct, že se postavy živí tím, co umí, a nemusí tedy po tuto dobu utrácet za živobytí.</text:span></text:p>
      <text:h text:style-name="P54" text:outline-level="2">Kolik by měly postavy vydělávat?</text:h>
      <text:p text:style-name="P18">Při přidělování pokladů mysli především na to, aby postavy měly za co utrácet. Hráč<text:span text:style-name="T53">i</text:span> by <text:span text:style-name="T53">si</text:span> vždy měli <text:span text:style-name="T53">říkat</text:span> „chceme si koupit tohle tohle a tohle a potřebujeme na to vydělat“, nikoliv „máme spoustu peněz a nevíme, co s nimi“.<text:line-break/><text:tab/><text:span text:style-name="T43">Předtím, než začneš vymýšlet, jaké poklady na postavy čekají, si tedy udělej přehled o tom, jaké mají výdaje a co si mohou chtít koupit.</text:span></text:p>
      <text:p text:style-name="P19">TODO: Výcvik a přestupy na vyšší úroveň?<text:line-break/>Knihy (studijní materiál).</text:p>
      <text:p text:style-name="Example_20_Header">Živobytí</text:p>
      <text:p text:style-name="Example"><text:span text:style-name="T45">Postavy si určitě</text:span> budou chtí<text:span text:style-name="T36">t</text:span> udržet své stávající živobytí, <text:span text:style-name="T47">to tedy obvykle budou jejich náklady</text:span>. <text:span text:style-name="T46">Příjem by ale měly mít vždy vyšší, protože vydělávat jen na placení účtů není zrovna zábavné.</text:span></text:p>
      <text:p text:style-name="Example_20_Header">Poplatky za přestup na vyšší úroveň</text:p>
      <text:p text:style-name="Example">Přestup stojí dvojnásobek nové úrovně ve zlaťácích. Ohlídej si, aby na to všechny postavy měly dost peněz. <text:span text:style-name="T64">Když by totiž postoupily jen některé, ostatní by na ně stejně musely čekat a navíc by se ti rozjely úrovně v družině, což není žádoucí, protože hráči postav na nižších úrovních se pak budou hůř uplatňovat.</text:span></text:p>
      <text:p text:style-name="Example_20_Header">Běžná výbava</text:p>
      <text:p text:style-name="Example">Válečník si může chtít koupit novou zbraň a podobně. <text:span text:style-name="T44">Pokud </text:span>ale<text:span text:style-name="T44"> zrovna postavy někdo neokradl, bývají to zanedbatelné částky.</text:span></text:p>
      <text:p text:style-name="Example_20_Header"><text:soft-page-break/>Neobvyklé předměty</text:p>
      <text:p text:style-name="Example">Postavy si mohou chtít pořídit zbroje či zbraně z neobvyklých materiálů, viz kapitola /* TODO: odkaz */.</text:p>
      <text:p text:style-name="Example_20_Header"><text:span text:style-name="T49">Trvalé k</text:span>ouzelné předměty</text:p>
      <text:p text:style-name="Example">Kouzelné předměty <text:span text:style-name="T48">postavám</text:span> rozšiřují možnosti <text:span text:style-name="T48">a jsou to tedy pro hráče obvykle nejlákavější odměny. Většinu jich najdou na výpravách, určitě by ale měly čas od času narazit na obchodníka, který jich má několik v nabídce. Více se o tom dozvíš v kapitole /* TODO: odkaz */.</text:span></text:p>
      <text:p text:style-name="Example_20_Header">Lektvary a jiné spotřební kouzelné předměty</text:p>
      <text:p text:style-name="P50">V nabídce obchodníků by také určitě měly být lektvary a jiné spotřební kouzelné předměty. Drž si přehled o tom, kolik jich hráči mají – pokud mají <text:span text:style-name="T59">desítky</text:span> <text:span text:style-name="T37">léčivých lektvarů</text:span> a jen zřídka nějaký použijí, o další nejspíš stát nebudou.<text:line-break/><text:tab/>Pokud je v družině alchymista, měl by většinu lektvarů vyrábět on, <text:span text:style-name="T61">aby měl možnost uplatnit své schopnosti</text:span>. <text:span text:style-name="T60">Je to</text:span> zajištěno tím, že je vyrábí levněji (za poloviční cenu než za jakou je prodávají obchodníci), ale i tak je dobré mu nedělat konkurenci a dávat <text:span text:style-name="T51">do nabídky</text:span> obchodníků spíš lektvary, které neumí vyr<text:span text:style-name="T62">obit</text:span>.</text:p>
      <text:p text:style-name="Example_20_Header">Alchymistické suroviny</text:p>
      <text:p text:style-name="Example">Většinu surovin by měl alchymista vytěžit z toho, co najde, <text:span text:style-name="T50">protože když si je bude muset kupovat, utratí většinu svých příjmů za to, aby mohl vůbec používat schopnosti, které mají ostatní zadarmo. Pokud se ale hráči dohodnou, že budou část společných peněz dávat na nákup surovin pro alchymistu, tento problém odpadá.</text:span></text:p>
      <text:p text:style-name="Example_20_Header">Domy, lodě a jiné velké výdaje</text:p>
      <text:p text:style-name="Example">Když se postavy rozhodnou pořídit si dům, loď, nebo jinou hodně drahou věc, je to super, protože budou potřebovat opravdu hodně peněz a tedy jim můžeš připravit spoustu pokladů. <text:span text:style-name="T52">Nepříjemné ale je, že</text:span> se tím trivializují všechny menší částky. <text:span text:style-name="T52">Než tedy postavy zavalíš horou zlata, ujisti se, že si opravdu chtějí něco drahého pořídit.</text:span></text:p>
      <text:p text:style-name="P20"><text:soft-page-break/>Nemusíš mít všechno přesně spočítané – vedení hry by měla být zábava, ne účetnictví. Měl bys ale mít rozmyšlené, co mají v nabídce obchodníci, a průběžně to doplňovat, když postavy zásoby vykoupí. Zeptej se také čas od času hráčů, kolik mají peněz a co si plánují pořídit, abys měl představu, kolik pokladů můžeš dávat do hry.</text:p>
      <text:p text:style-name="Example_20_Header">Příklad:</text:p>
      <text:p text:style-name="P27">TODO: Až budou kouzelné předměty, tak přepracovat konec příkladu – měl by tam určitě bejt součet, <text:span text:style-name="T65">což je</text:span> rozpočet na další úroveň.</text:p>
      <text:p text:style-name="P49">Postavy si platí společné živobytí učedníků. Jsou tři, takže každý měsíc je to bude stát dohromady 6 zlatých. Tyto náklady ale po dobu cesty pokryjí ze žoldu za ochranu karavany, ke které se přidaly, takže se tím Pán jeskyně nemusí zabývat.<text:line-break/><text:tab/>Doprovod karavany je skvělá příležitost, jak postavám nabídnout předměty, které by je mohly zajímat. Pán jeskyně si projde kapitolu /* TODO: odkaz */ a určí, že v nabídce bude TODO a TODO v celkové ceně TODO.<text:line-break/><text:tab/><text:span text:style-name="T63">Postavy jsou na první úrovni, takže na přestup na další úroveň bude každá z nich potřebovat 4 zl.</text:span><text:line-break/><text:tab/>Za nic dalšího zatím hráči utrácet neplánují, takže tato částka zhruba určuje celkovou cenu pokladů, které postavy mohou při své výpravě na sever nalézt. Spíš by to mělo být trochu méně, aby si nemohly koupit hned všechno.</text:p>
      <text:h text:style-name="P55" text:outline-level="2">Oceňování pokladů</text:h>
      <text:p text:style-name="P21">Truhla velká dřevěná s kováním</text:p>
      <text:p text:style-name="P21">Truhla velká dřevěná</text:p>
      <text:p text:style-name="P21">Truhla střední dřevěná s kováním</text:p>
      <text:p text:style-name="P21">Truhla střední dřevěná</text:p>
      <text:p text:style-name="P21">Truhla malá dřevěná s kováním</text:p>
      <text:p text:style-name="P21"><text:soft-page-break/>Truhla malá dřevěná</text:p>
      <text:p text:style-name="P21">Truhlice, celokovová</text:p>
      <text:p text:style-name="P21">Zámek na truhlu - vestavěný</text:p>
      <text:p text:style-name="P21">Zámek - visací</text:p>
      <text:p text:style-name="P21"/>
      <text:p text:style-name="P21">Drahé plátno</text:p>
      <text:p text:style-name="P21">Koberec</text:p>
      <text:p text:style-name="P21">Mosazné nádobí</text:p>
      <text:p text:style-name="P7">Stříbrné nádobí</text:p>
      <text:p text:style-name="P7"/>
      <text:p text:style-name="P8">Knihy</text:p>
      <text:h text:style-name="Heading_20_3" text:outline-level="3">Cena <text:span text:style-name="T32">materiálu</text:span></text:h>
      <text:p text:style-name="P15">Mince mají cenu kovů, ze kterých jsou vyrobené. Jedna mince obyčejně váží 4 gramy, jeden kilogram kovu tedy stojí stejně jako 250 mincí z něj vyrobených.</text:p>
      <text:list xml:id="list2821808770" text:style-name="L1">
        <text:list-item>
          <text:p text:style-name="P61">Železo a ocel stojí desetkrát méně než měď.</text:p>
        </text:list-item>
        <text:list-item>
          <text:p text:style-name="P62">Bronz, cín <text:span text:style-name="T27">a</text:span> mosaz stojí <text:span text:style-name="T27">zhruba</text:span> stejně jako měď.</text:p>
        </text:list-item>
        <text:list-item>
          <text:p text:style-name="P63">Stříbro stojí desetkrát víc, zlato stokrát víc.</text:p>
        </text:list-item>
        <text:list-item>
          <text:p text:style-name="P64">Slonovina, rohovina a polodrahokamy (nefrit, křišťál) stojí zhruba jako stříbro.</text:p>
        </text:list-item>
      </text:list>
      <text:p text:style-name="P16"><text:soft-page-break/><text:span text:style-name="T28">P</text:span>oměry cen <text:span text:style-name="T33">materiálů</text:span> zůstávají zachovány i u výrobků. Zlatá náušnice tedy bude stát desetkrát víc než stříbrná <text:span text:style-name="T34">a zlatá soška bude stát desetkrát víc než soška ze slonoviny</text:span>.</text:p>
      <text:h text:style-name="P59" text:outline-level="3"><text:span text:style-name="T18">Kovové i</text:span>ngoty</text:h>
      <text:p text:style-name="P5"><text:span text:style-name="T29">Ingoty, stejně jako mince, m</text:span>ají cenu kovu, ze kterého jsou vyrobené.</text:p>
      <text:list xml:id="list1599255771" text:style-name="L2">
        <text:list-item>
          <text:p text:style-name="P65">Malý ingot váží 40 gramů a stojí jako 10 mincí z příslušného kovu.</text:p>
        </text:list-item>
        <text:list-item>
          <text:p text:style-name="P65">Střední ingot váží 200 gramů a stojí jako 50 mincí z příslušného kovu.</text:p>
        </text:list-item>
        <text:list-item>
          <text:p text:style-name="P65">Velký ingot váží 1 kg a stojí jako 250 mincí z příslušného kovu.</text:p>
        </text:list-item>
      </text:list>
      <text:h text:style-name="Heading_20_3" text:outline-level="3">Šperky</text:h>
      <text:p text:style-name="P6">V tabulce je uvedena cena základu šperků, bez vsazených drahých kamenů či perel. Jejich cenu tedy musíš přičíst.</text:p>
      <text:p text:style-name="Example_20_Header">Příklad:</text:p>
      <text:p text:style-name="Example">Stříbrná náušnice s perlou stojí 15 st <text:span text:style-name="T35">(</text:span>5 st za stříbrnou náušnici a 1 zl za vsazenou perlu<text:span text:style-name="T35">)</text:span>.</text:p>
      <text:h text:style-name="Heading_20_3" text:outline-level="3">Sošky</text:h>
      <text:p text:style-name="P11">Zlato, stříbro</text:p>
      <text:p text:style-name="P12">Polodrahokam (křišťál, nefrit)</text:p>
      <text:p text:style-name="P11">Slonovina nebo rohovina</text:p>
      <text:h text:style-name="Heading_20_3" text:outline-level="3"><text:soft-page-break/>Nádobí</text:h>
      <text:p text:style-name="P12">stříbro</text:p>
      <text:h text:style-name="Heading_20_3" text:outline-level="3">Drahokamy</text:h>
      <text:p text:style-name="P2"><text:span text:style-name="T69">Cena uvedená v tabulce je za vybroušený drahokam. Surový (nebroušený) kámen stojí polovinu </text:span><text:span text:style-name="T70">(to by byl strašnej vejvar pro brusiče, navíc to asi není </text:span><text:span text:style-name="T71">pro hru</text:span><text:span text:style-name="T70"> podstatný)</text:span><text:span text:style-name="T69">.</text:span> Cena drahokamů prudce roste s jejich velikostí. <text:span text:style-name="T6">V tabulce je cena za kámen běžné velikosti, malé kameny stojí desetinu. Opravdu velké drahokamy mohou stát desetinásobek nebo ještě víc, jsou ale nesmírně vzácné, obvykle mají svá vlastní jména a nepovalují se jen tak po jeskyních.</text:span></text:p>
      <text:p text:style-name="P47">Diamant <text:span text:style-name="T5">(čirý, žlutý, modrý, růžový, červený)</text:span></text:p>
      <text:p text:style-name="P47">Smaragd <text:span text:style-name="T7">(zelený)</text:span></text:p>
      <text:p text:style-name="P47">Rubín <text:span text:style-name="T7">(červený)</text:span></text:p>
      <text:p text:style-name="P47">Safír <text:span text:style-name="T7">(modrý, oranžový, růžový, žlutý, zelený)</text:span></text:p>
      <text:p text:style-name="P48">Topaz <text:span text:style-name="T7">(čirý, žlutý, růžový, hnědý, modrý)</text:span></text:p>
      <text:h text:style-name="P60" text:outline-level="3">Polodrahokamy</text:h>
      <text:p text:style-name="P3">Cena za všechny polodrahokamy je pro zjednodušení stejná. Jejich cena roste s velikostí, ale na tak prudce jako u drahokamů – malé polodrahokamy stojí polovinu ceny uvedené v tabulce, velké dvojnásobek. <text:span text:style-name="T8">Neopracované stojí polovinu.</text:span></text:p>
      <text:p text:style-name="P47">Achát, <text:span text:style-name="T4">Akvamarín, Ametyst, Beryl, Citrín, Granát, Hematit, Chryzoberyl, Jantar, Jaspis, Kalcit, Karneol, Korund, Křišťál, Lazurit, Malachit, Nefrit, Obsidián, Olivín, Onyx, Opál, Pyrit, Růženín, Spinel, Turmalín, Tygří oko, Tyrkys, Zirkon</text:span></text:p>
      <text:h text:style-name="Heading_20_3" text:outline-level="3"><text:soft-page-break/>Perly</text:h>
      <text:p text:style-name="P2">bílá, růžová, černá</text:p>
      <text:h text:style-name="Heading_20_3" text:outline-level="3">Drahé látky</text:h>
      <text:p text:style-name="P10">hedvábí</text:p>
      <text:h text:style-name="Heading_20_3" text:outline-level="3">Koberce</text:h>
      <text:p text:style-name="P14"/>
      <text:h text:style-name="Heading_20_3" text:outline-level="3">Pozlacené předměty a padělky</text:h>
      <text:p text:style-name="P4">Pozlacen<text:span text:style-name="T17">é</text:span> <text:span text:style-name="T17">předměty</text:span> <text:span text:style-name="T16">(setina ceny zlatých, možná ještě míň)</text:span></text:p>
      <text:h text:style-name="Heading_20_3" text:outline-level="3">Určování cen pokladů</text:h>
      <text:p text:style-name="P9">Pozor na to, že ceny uvedené v následující tabulce jsou výkupní – za tuto cenu tedy tyto věci obchodník koupí od postav. <text:span text:style-name="T30">Předměty používané jako platidlo, tedy zejména mince, kovové ingoty, drahé kameny a podobně, mají stejnou prodejní i výkupní cenu. Pro ostatní poklady, například umělecké předměty, knihy, drahé látky a podobně, platí to samé co pro výbavu – obchodník je tedy prodává za dvojnásobek ceny, za kterou je od postavy koupí.</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51"><text:span text:style-name="T1">Prodejní</text:span><text:span text:style-name="T73"> cen</text:span><text:span text:style-name="T31">y</text:span><text:span text:style-name="T73"> pokladů</text:span></text:p>
          </table:table-cell>
          <table:covered-table-cell/>
        </table:table-row>
        <table:table-row table:style-name="Table1.2">
          <table:table-cell table:style-name="Table1.A2" table:number-columns-spanned="2" office:value-type="string">
            <text:p text:style-name="P43"><text:span text:style-name="T26">Stříbrné š</text:span>perky</text:p>
          </table:table-cell>
          <table:covered-table-cell/>
        </table:table-row>
        <table:table-row table:style-name="Table1.3">
          <table:table-cell table:style-name="Table1.A2" office:value-type="string">
            <text:p text:style-name="P31"><text:span text:style-name="T9">P</text:span>rsten, <text:span text:style-name="T9">jehlice, brož</text:span>, <text:span text:style-name="T9">dvě</text:span> náušnice, <text:span text:style-name="T10">spona</text:span></text:p>
          </table:table-cell>
          <table:table-cell table:style-name="Table1.A2" office:value-type="string">
            <text:p text:style-name="P32">1 zl</text:p>
          </table:table-cell>
        </table:table-row>
        <table:table-row table:style-name="Table1.4">
          <table:table-cell table:style-name="Table1.A2" office:value-type="string">
            <text:p text:style-name="P31"><text:span text:style-name="T9">N</text:span>áhrdelník, <text:span text:style-name="T3">náramek nebo čelenka</text:span></text:p>
          </table:table-cell>
          <table:table-cell table:style-name="Table1.A2" office:value-type="string">
            <text:p text:style-name="P32">3 zl</text:p>
          </table:table-cell>
        </table:table-row>
        <table:table-row table:style-name="Table1.5">
          <table:table-cell table:style-name="Table1.A2" office:value-type="string">
            <text:p text:style-name="P34">Pás, <text:span text:style-name="T15">řetěz, ž</text:span>ezlo, koruna</text:p>
          </table:table-cell>
          <table:table-cell table:style-name="Table1.A2" office:value-type="string">
            <text:p text:style-name="P33"><text:span text:style-name="T11">5</text:span> zl</text:p>
          </table:table-cell>
        </table:table-row>
        <table:table-row table:style-name="Table1.6">
          <table:table-cell table:style-name="Table1.A2" table:number-columns-spanned="2" office:value-type="string">
            <text:p text:style-name="P44"><text:span text:style-name="T26">Zlaté š</text:span>perky</text:p>
          </table:table-cell>
          <table:covered-table-cell/>
        </table:table-row>
        <table:table-row table:style-name="Table1.7">
          <table:table-cell table:style-name="Table1.A2" office:value-type="string">
            <text:p text:style-name="P31"><text:span text:style-name="T9">P</text:span>rsten, <text:span text:style-name="T9">jehlice, brož</text:span>, <text:span text:style-name="T9">dvě</text:span> náušnice, <text:span text:style-name="T10">spona</text:span></text:p>
          </table:table-cell>
          <table:table-cell table:style-name="Table1.A2" office:value-type="string">
            <text:p text:style-name="P32">10 zl</text:p>
          </table:table-cell>
        </table:table-row>
        <table:table-row table:style-name="Table1.8">
          <table:table-cell table:style-name="Table1.A2" office:value-type="string">
            <text:p text:style-name="P31"><text:span text:style-name="T9">N</text:span>áhrdelník, <text:span text:style-name="T3">náramek nebo čelenka</text:span></text:p>
          </table:table-cell>
          <table:table-cell table:style-name="Table1.A2" office:value-type="string">
            <text:p text:style-name="P32">30 zl</text:p>
          </table:table-cell>
        </table:table-row>
        <table:table-row table:style-name="Table1.9">
          <table:table-cell table:style-name="Table1.A2" office:value-type="string">
            <text:p text:style-name="P34">Pás, <text:span text:style-name="T15">řetěz, ž</text:span>ezlo, koruna</text:p>
          </table:table-cell>
          <table:table-cell table:style-name="Table1.A2" office:value-type="string">
            <text:p text:style-name="P33">50 zl</text:p>
          </table:table-cell>
        </table:table-row>
        <table:table-row table:style-name="Table1.10">
          <table:table-cell table:style-name="Table1.A10" table:number-columns-spanned="2" office:value-type="string">
            <text:p text:style-name="P45">Drahé kameny a perly</text:p>
          </table:table-cell>
          <table:covered-table-cell/>
        </table:table-row>
        <table:table-row table:style-name="Table1.11">
          <table:table-cell table:style-name="Table1.A10" office:value-type="string">
            <text:p text:style-name="P41">Polodrahokam</text:p>
          </table:table-cell>
          <table:table-cell table:style-name="Table1.A10" office:value-type="string">
            <text:p text:style-name="P42">1 zl</text:p>
          </table:table-cell>
        </table:table-row>
        <table:table-row table:style-name="Table1.12">
          <table:table-cell table:style-name="Table1.A10" office:value-type="string">
            <text:p text:style-name="P37"><text:span text:style-name="T12">Bílá nebo růžová p</text:span>erla</text:p>
          </table:table-cell>
          <table:table-cell table:style-name="Table1.A10" office:value-type="string">
            <text:p text:style-name="P36"><text:span text:style-name="T13">1</text:span> zl</text:p>
          </table:table-cell>
        </table:table-row>
        <table:table-row table:style-name="Table1.13">
          <table:table-cell table:style-name="Table1.A10" office:value-type="string">
            <text:p text:style-name="P35">Černá perla</text:p>
          </table:table-cell>
          <table:table-cell table:style-name="Table1.A10" office:value-type="string">
            <text:p text:style-name="P36"><text:span text:style-name="T13">5</text:span> zl</text:p>
          </table:table-cell>
        </table:table-row>
        <table:table-row table:style-name="Table1.14">
          <table:table-cell table:style-name="Table1.A10" office:value-type="string">
            <text:p text:style-name="P35">Topaz</text:p>
          </table:table-cell>
          <table:table-cell table:style-name="Table1.A10" office:value-type="string">
            <text:p text:style-name="P36"><text:span text:style-name="T14">5</text:span> zl</text:p>
          </table:table-cell>
        </table:table-row>
        <table:table-row table:style-name="Table1.15">
          <table:table-cell table:style-name="Table1.A10" office:value-type="string">
            <text:p text:style-name="P37">Safír</text:p>
          </table:table-cell>
          <table:table-cell table:style-name="Table1.A10" office:value-type="string">
            <text:p text:style-name="P36"><text:span text:style-name="T14">8</text:span> zl</text:p>
          </table:table-cell>
        </table:table-row>
        <table:table-row table:style-name="Table1.16">
          <table:table-cell table:style-name="Table1.A10" office:value-type="string">
            <text:p text:style-name="P37">Rubín</text:p>
          </table:table-cell>
          <table:table-cell table:style-name="Table1.A10" office:value-type="string">
            <text:p text:style-name="P36"><text:span text:style-name="T14">10</text:span> z</text:p>
          </table:table-cell>
        </table:table-row>
        <table:table-row table:style-name="Table1.17">
          <table:table-cell table:style-name="Table1.A10" office:value-type="string">
            <text:p text:style-name="P37">Smaragd</text:p>
          </table:table-cell>
          <table:table-cell table:style-name="Table1.A10" office:value-type="string">
            <text:p text:style-name="P36"><text:span text:style-name="T14">15</text:span> zl</text:p>
          </table:table-cell>
        </table:table-row>
        <table:table-row table:style-name="Table1.18">
          <table:table-cell table:style-name="Table1.A10" office:value-type="string">
            <text:p text:style-name="P37">Diamant</text:p>
          </table:table-cell>
          <table:table-cell table:style-name="Table1.A10" office:value-type="string">
            <text:p text:style-name="P36"><text:span text:style-name="T14">25</text:span> zl</text:p>
          </table:table-cell>
        </table:table-row>
        <table:table-row table:style-name="Table1.19">
          <table:table-cell table:style-name="Table1.A10" table:number-columns-spanned="2" office:value-type="string">
            <text:p text:style-name="P46">Malý ingot<text:span text:style-name="T20"> (40 g)</text:span></text:p>
          </table:table-cell>
          <table:covered-table-cell/>
        </table:table-row>
        <table:table-row table:style-name="Table1.20">
          <table:table-cell table:style-name="Table1.A10" office:value-type="string">
            <text:p text:style-name="P40">Měď, cín, bronz <text:span text:style-name="T25">nebo</text:span> mosaz</text:p>
          </table:table-cell>
          <table:table-cell table:style-name="Table1.A10" office:value-type="string">
            <text:p text:style-name="P39">1 st</text:p>
          </table:table-cell>
        </table:table-row>
        <table:table-row table:style-name="Table1.21">
          <table:table-cell table:style-name="Table1.A10" office:value-type="string">
            <text:p text:style-name="P38">Stříbro</text:p>
          </table:table-cell>
          <table:table-cell table:style-name="Table1.A10" office:value-type="string">
            <text:p text:style-name="P30"><text:span text:style-name="T2">1</text:span> zl</text:p>
          </table:table-cell>
        </table:table-row>
        <table:table-row table:style-name="Table1.22">
          <table:table-cell table:style-name="Table1.A10" office:value-type="string">
            <text:p text:style-name="P38">Zlato</text:p>
          </table:table-cell>
          <table:table-cell table:style-name="Table1.A10" office:value-type="string">
            <text:p text:style-name="P30">1<text:span text:style-name="T19">0</text:span> zl</text:p>
          </table:table-cell>
        </table:table-row>
        <table:table-row table:style-name="Table1.23">
          <table:table-cell table:style-name="Table1.A10" table:number-columns-spanned="2" office:value-type="string">
            <text:p text:style-name="P46">Střední ingot<text:span text:style-name="T24"> (200 g)</text:span></text:p>
          </table:table-cell>
          <table:covered-table-cell/>
        </table:table-row>
        <table:table-row table:style-name="Table1.24">
          <table:table-cell table:style-name="Table1.A10" office:value-type="string">
            <text:p text:style-name="P40">Měď, cín, bronz <text:span text:style-name="T25">nebo</text:span> mosaz</text:p>
          </table:table-cell>
          <table:table-cell table:style-name="Table1.A10" office:value-type="string">
            <text:p text:style-name="P39">5 st</text:p>
          </table:table-cell>
        </table:table-row>
        <table:table-row table:style-name="Table1.25">
          <table:table-cell table:style-name="Table1.A10" office:value-type="string">
            <text:p text:style-name="P38">Stříbro</text:p>
          </table:table-cell>
          <table:table-cell table:style-name="Table1.A10" office:value-type="string">
            <text:p text:style-name="P30"><text:span text:style-name="T2">5</text:span> zl</text:p>
          </table:table-cell>
        </table:table-row>
        <table:table-row table:style-name="Table1.26">
          <table:table-cell table:style-name="Table1.A10" office:value-type="string">
            <text:p text:style-name="P38">Zlato</text:p>
          </table:table-cell>
          <table:table-cell table:style-name="Table1.A10" office:value-type="string">
            <text:p text:style-name="P30"><text:span text:style-name="T19">50</text:span> zl</text:p>
          </table:table-cell>
        </table:table-row>
        <table:table-row table:style-name="Table1.27">
          <table:table-cell table:style-name="Table1.A10" table:number-columns-spanned="2" office:value-type="string">
            <text:p text:style-name="P46">Velký ingot<text:span text:style-name="T24"> (1 kg)</text:span></text:p>
          </table:table-cell>
          <table:covered-table-cell/>
        </table:table-row>
        <table:table-row table:style-name="Table1.28">
          <table:table-cell table:style-name="Table1.A10" office:value-type="string">
            <text:p text:style-name="P38">Měď, cín, bronz <text:span text:style-name="T25">nebo</text:span> mosaz</text:p>
          </table:table-cell>
          <table:table-cell table:style-name="Table1.A10" office:value-type="string">
            <text:p text:style-name="P39">25 st</text:p>
          </table:table-cell>
        </table:table-row>
        <table:table-row table:style-name="Table1.29">
          <table:table-cell table:style-name="Table1.A10" office:value-type="string">
            <text:p text:style-name="P38">Stříbro</text:p>
          </table:table-cell>
          <table:table-cell table:style-name="Table1.A10" office:value-type="string">
            <text:p text:style-name="P30"><text:span text:style-name="T19">25</text:span> zl</text:p>
          </table:table-cell>
        </table:table-row>
        <table:table-row table:style-name="Table1.30">
          <table:table-cell table:style-name="Table1.A30" office:value-type="string">
            <text:p text:style-name="P38">Zlato</text:p>
          </table:table-cell>
          <table:table-cell table:style-name="Table1.A30" office:value-type="string">
            <text:p text:style-name="P30"><text:span text:style-name="T19">250</text:span> zl</text:p>
          </table:table-cell>
        </table:table-row>
      </table:table>
      <text:h text:style-name="P56" text:outline-level="2"><text:soft-page-break/>Rozmisťování pokladů</text:h>
      <text:p text:style-name="P13">Většina pokladů by měly být nepříliš cenné věci, <text:span text:style-name="T66">například</text:span> různé obrazy, knihy, koberce, nádobí, stříbrné šperky, menší počet mincí a podobně. Opravdu <text:span text:style-name="T67">cennými</text:span> poklady šetři. Když totiž hráči každou chvíli narazí na zlatou korunu posázenou diamanty, zvyknou si na to a přestane jim to připadat výjimečné a pamětihodné.</text:p>
      <text:h text:style-name="P56" text:outline-level="2">Prodej pokladů</text:h>
      <text:p text:style-name="P29">Obyčejné poklady, jako jsou různé umělecké předměty, knihy, mince, šperky a podobně, obyčejně není problém prodat, postavy ale musí najít vhodného kupce – v chudé vesnici nejspíš nebude nikdo dost bohatý na to, aby si mohl koupit žezlo posázené rubíny, a navíc by mu beztak nebylo k ničemu dobré. Cennosti je tedy obvykle třeba prodávat ve velkém městě nebo třeba když postavy narazí na kupeckou karavanu.</text:p>
      <text:h text:style-name="P52" text:outline-level="1">Neobvyklé předměty</text:h>
      <text:list xml:id="list3110075142" text:style-name="L3">
        <text:list-item>
          <text:p text:style-name="P66">zápalky</text:p>
        </text:list-item>
        <text:list-item>
          <text:p text:style-name="P67">zapalovač</text:p>
        </text:list-item>
        <text:list-item>
          <text:p text:style-name="P68">svěcená voda</text:p>
        </text:list-item>
        <text:list-item>
          <text:p text:style-name="P69">plamenomet</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3"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2"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loext:hyphenation-no-caps="false"/>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3"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3"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3"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3"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3"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3"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3"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3"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3"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3"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2"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1-01-02T12:59:11.616000000</dc:date>
    <meta:print-date>2113-01-01T00:00:00</meta:print-date>
    <meta:editing-cycles>21960</meta:editing-cycles>
    <meta:editing-duration>P65DT8M37S</meta:editing-duration>
    <meta:generator>LibreOffice/6.4.5.2$Windows_X86_64 LibreOffice_project/a726b36747cf2001e06b58ad5db1aa3a9a1872d6</meta:generator>
    <dc:creator>York </dc:creator>
    <meta:document-statistic meta:table-count="1" meta:image-count="0" meta:object-count="0" meta:page-count="13" meta:paragraph-count="166" meta:word-count="2027" meta:character-count="12301" meta:non-whitespace-character-count="10433"/>
  </office:meta>
</office:document-meta>
</file>